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65C2131F8AAF0E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25cm, 15.494cm, 3.194cm, 12.7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6cm" svg:y="0.173cm" svg:width="17.182cm" svg:height="21.835cm" draw:z-index="0"><draw:image xlink:href="Pictures/10000000000005560000030065C2131F8AAF0E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2:21:40.040000000</dc:date>
    <meta:editing-duration>PT7M51S</meta:editing-duration>
    <meta:editing-cycles>2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